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5214e" officeooo:paragraph-rsid="00052fea" fo:hyphenate="true" fo:hyphenation-remain-char-count="2" fo:hyphenation-push-char-count="2"/>
    </style:style>
    <style:style style:name="P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52fea" officeooo:paragraph-rsid="00052fea"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76987" officeooo:paragraph-rsid="00076987"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774a6" officeooo:paragraph-rsid="000774a6"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05ba8" officeooo:paragraph-rsid="00105ba8"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0850b" officeooo:paragraph-rsid="0010850b"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0d599" officeooo:paragraph-rsid="0010d599"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246e0" officeooo:paragraph-rsid="001246e0"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316e7" officeooo:paragraph-rsid="001316e7"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5214e" officeooo:paragraph-rsid="0005214e" fo:hyphenate="true" fo:hyphenation-remain-char-count="2" fo:hyphenation-push-char-count="2"/>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56647" officeooo:paragraph-rsid="00156647"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7f406" officeooo:paragraph-rsid="0017f406"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183a9a" officeooo:paragraph-rsid="00183a9a" fo:hyphenate="true" fo:hyphenation-remain-char-count="2" fo:hyphenation-push-char-count="2"/>
    </style:style>
    <style:style style:name="P14"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05214e" officeooo:paragraph-rsid="0005214e" fo:hyphenate="true" fo:hyphenation-remain-char-count="2" fo:hyphenation-push-char-count="2"/>
    </style:style>
    <style:style style:name="P15" style:family="paragraph" style:parent-style-name="Standard">
      <style:paragraph-properties fo:text-align="end" style:justify-single-word="false"/>
      <style:text-properties officeooo:rsid="0019402c" officeooo:paragraph-rsid="0019402c"/>
    </style:style>
    <style:style style:name="P16" style:family="paragraph" style:parent-style-name="Standard">
      <style:paragraph-properties fo:margin-left="0cm" fo:margin-right="0cm" fo:line-height="150%" fo:text-align="justify" style:justify-single-word="false" fo:hyphenation-ladder-count="no-limit" fo:text-indent="0cm" style:auto-text-indent="false"/>
      <style:text-properties officeooo:rsid="00183a9a" officeooo:paragraph-rsid="00183a9a"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cm" style:auto-text-indent="false"/>
      <style:text-properties officeooo:rsid="0018dd3d" officeooo:paragraph-rsid="0018dd3d" fo:hyphenate="true" fo:hyphenation-remain-char-count="2" fo:hyphenation-push-char-count="2"/>
    </style:style>
    <style:style style:name="P18" style:family="paragraph" style:parent-style-name="Standard" style:master-page-name="">
      <style:paragraph-properties fo:margin-left="0.7cm" fo:margin-right="0cm" fo:line-height="150%" fo:text-align="justify" style:justify-single-word="false" fo:hyphenation-ladder-count="no-limit" fo:text-indent="-0.7cm" style:auto-text-indent="false" style:page-number="auto">
        <style:tab-stops/>
      </style:paragraph-properties>
      <style:text-properties officeooo:rsid="0018dd3d" officeooo:paragraph-rsid="0018dd3d" fo:hyphenate="true" fo:hyphenation-remain-char-count="2" fo:hyphenation-push-char-count="2"/>
    </style:style>
    <style:style style:name="T1" style:family="text">
      <style:text-properties officeooo:rsid="00052fea"/>
    </style:style>
    <style:style style:name="T2" style:family="text">
      <style:text-properties officeooo:rsid="000612a1"/>
    </style:style>
    <style:style style:name="T3" style:family="text">
      <style:text-properties officeooo:rsid="000774a6"/>
    </style:style>
    <style:style style:name="T4" style:family="text">
      <style:text-properties officeooo:rsid="0008f541"/>
    </style:style>
    <style:style style:name="T5" style:family="text">
      <style:text-properties officeooo:rsid="00105ba8"/>
    </style:style>
    <style:style style:name="T6" style:family="text">
      <style:text-properties officeooo:rsid="0010850b"/>
    </style:style>
    <style:style style:name="T7" style:family="text">
      <style:text-properties officeooo:rsid="0010d599"/>
    </style:style>
    <style:style style:name="T8" style:family="text">
      <style:text-properties officeooo:rsid="001246e0"/>
    </style:style>
    <style:style style:name="T9" style:family="text">
      <style:text-properties officeooo:rsid="00138b4a"/>
    </style:style>
    <style:style style:name="T10" style:family="text">
      <style:text-properties officeooo:rsid="00156647"/>
    </style:style>
    <style:style style:name="T11" style:family="text">
      <style:text-properties officeooo:rsid="001598ed"/>
    </style:style>
    <style:style style:name="T12" style:family="text">
      <style:text-properties officeooo:rsid="0017f406"/>
    </style:style>
    <style:style style:name="T13" style:family="text">
      <style:text-properties officeooo:rsid="00183a9a"/>
    </style:style>
    <style:style style:name="T14" style:family="text">
      <style:text-properties officeooo:rsid="0018dd3d"/>
    </style:style>
    <style:style style:name="T15" style:family="text">
      <style:text-properties fo:font-style="italic" style:font-style-asian="italic" style:font-style-complex="italic"/>
    </style:style>
    <style:style style:name="T16" style:family="text">
      <style:text-properties fo:font-style="italic" officeooo:rsid="0018dd3d"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8dd3d" style:font-style-asian="normal" style:font-style-complex="normal"/>
    </style:style>
    <style:style style:name="T1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mil Lefherz, 22.7.2015</text:p>
      <text:h text:style-name="Heading_20_1" text:outline-level="1">Autoritärer Zwang in Erziehung und seine Korrelation mit Faschismus</text:h>
      <text:p text:style-name="P10"/>
      <text:p text:style-name="P10">Für das friedliche Zusammenleben einer Gesellschaft ist es <text:span text:style-name="T1">notwendig</text:span>, dass ihre Mitglieder sich moralisch verhalten. Der Mensch wäre wohl in der Lage, sich statt aus moralischen Gründen aus Liebe und Wohlwollen angemessen zu verhalten, wenn er denn noch in Dörfern und kleinen Gemeinschaften leben würde. Aber da wir mit unserer neurologischen Disposition nur auf eine Bezugsgruppe von maximal 180 <text:span text:style-name="T2">[</text:span>Quellen<text:span text:style-name="T2">]</text:span> anderen Menschen achten können, ist das in Zeiten des Stadtlebens zu wenig – und moralisches Verhalten wird notwendig, um ein friedliches Zusammenleben zu gewährleisten.</text:p>
      <text:p text:style-name="P14">Gesellschaften aller Art haben in den letzten Jahrtausenden versucht, dieses moralische Verhalten zu gewährleisten, unter anderem mit einem festen Moralkodex, einem Regelwerk, an dass man* sich zu halten hat und dass im Notfall durch ein Gewaltmonopol durchgesetzt wird. Eine Autorität sorgt dafür, dass das Zusammenleben funktioniert. Viele Gesellschaften funktionieren mehr oder weniger autoritär, <text:span text:style-name="T3">zum Beispiel durch autoritäre Erziehung wird die Moral gefestigt</text:span>. <text:span text:style-name="T2">Die Gesetze und ihre Durchsetzung werden für gewöhnlich über Eigengruppe-Fremdgruppe-Zusammenhänge legitimiert, beispielsweise über die Kreation einer nationalen Identität und die Verknüpfung der eigenen Gesetze mit der konstruierten Kultur, die der Eigengruppe zugeschrieben wird.</text:span></text:p>
      <text:p text:style-name="P11"><text:span text:style-name="T2">D</text:span>as sogenannte deutsche Volk hat im vergangenen Jahrhundert unermessliche Gräueltaten zu verantworten gehabt, die von einer Bewegung vorangetrieben wurden, die sich genau dieser nationalen Identität <text:span text:style-name="T11">verschrieben hat. Während die Faschisten in mehreren Ländern an der Macht waren, haben sie doch hauptsächlich in Deutschland die Verbrechen der Shoah verübt, und doch existiert das sogenannte deutsche Volk als nationale Identität und Sprache nach wie vor, und ich muss diesen Text in deutscher Sprache schreiben, während ich in den deutschen Nachrichten davon lesen muss, dass sich Deutsche darüber freuen, dass sie jetzt endlich wieder deutsch sein dürfen und es 69 Jahre nach der Niederlage im zweiten Weltkrieg jetzt doch wieder mal geschafft haben, Fussballweltmeister zu werden. Vor diesem Hintergrund halte ich es für unbedingt notwendig, meine Argumentation aus der Perspektive zu führen, „dass Auschwitz nie wieder sei“, und eine Gesellschaft ohne Faschismus als Ziel meiner Überlegungen anzustreben.</text:span></text:p>
      <text:p text:style-name="P11">Die Frage, die ich mir stellen will, lautet: ist eine Autorität als Legitimation von Moral wirklich die beste Wahl, um eine friedliche, funktionierende Gesellschaft zu erreichen? Kann man* mit autoritärer Erziehung Menschen bilden, die in der Lage sind, eigenständig moralisch zu urteilen und zu handeln? Ist autoritärer Zwang ein sinnvolles Mittel in der Erziehung demokratischer Bürger?</text:p>
      <text:p text:style-name="P1"><text:span text:style-name="T10">A</text:span>uch wenn autoritäre, <text:span text:style-name="T1">hierarchische</text:span> Gesellschaften <text:span text:style-name="T1">meistens ein friedliches Zusammenleben </text:span><text:soft-page-break/><text:span text:style-name="T1">gewährleisten, haben sie gravierende Nachteile und bergen eine große Gefahr. Eine Erziehung, in der Regeln rigoros durchgesetzt, Regelbrüche hart sanktioniert und individuelle Freiheiten zugunsten des Erhalts des Regelwerks eingeschränkt werden, fördert den sogenannten autoritären Charakter, eine Charakterstruktur, ohne deren größeres Vorkommen in der deutschen Gesellschaft während der Weimarer Republik wohl der Faschismus des Dritten Reiches unmöglich gewesen wäre. Ohne ein gewisses Klima in der Gesellschaft, ohne die Bereitschaft, menschenverachtende Regeln, institutionalisierten Bestrafungstrieb und unantastbare Führerautorität als 'normal' zu akzeptieren, können faschistische Agitatoren ihre Vorstellung einer Gesellschaft nicht durchsetzen.</text:span></text:p>
      <text:p text:style-name="P2">Theodor W. Adorno hat in seinen 'Studien zum autoritären Charakter' diese Charakterstruktur gezielt erforscht und besonders auf ihren Zusammenhang mit dem Antisemitismus untersucht. <text:span text:style-name="T2">Die psychische Disposition des Antisemitismus ist mit der Ablehnung kritischen Hinterfragens von Regeln, rigoroser Eigengruppe-Fremdgruppe-Identifikation des Individuums und Lust an Unterwerfung unter eine Autorität gleichermaßen wie an der Ausübung der Autorität begründet.</text:span></text:p>
      <text:p text:style-name="P3">Wenn wir nun eine moralische Gesellschaft anstrengen wollen, unter der Voraussetzung, dass „Auschwitz nie wieder sei“, wie können wir die faschistische Pervertierung der Moral abwenden und sicherstellen, dass <text:span text:style-name="T3">in unserer Gesellschaft Menschen heranwachsen</text:span>, die nicht aus Gehorsam zu einer Autorität oder zu ihrer konstruierten Eigengruppe, sondern aus gesundem Menschenverstand moralisch handeln?</text:p>
      <text:p text:style-name="P4">Adorno hat in seinen Studien hauptsächlich einen Typus des autoritären Charakters herausgearbeitet, der <text:span text:style-name="T5">durch eine Autorität legitimierte </text:span>moralische Regeln befolgt, ohne sie zu hinterfragen, <text:span text:style-name="T4">das autoritäre Syndrom. Die in der autoritären Erziehung übliche „äußere gesellschaftliche Repression [geht] mit innerer Verdrängung von Triebregungen zusammen. Um die Internalisierung des gesellschaftlichen Zwanges zu erreichen, […] nimmt dessen Haltung gegenüber der Autorität und ihrer psychologischen Instanz, dem Über-Ich, einen irrationalen Zug an. Das Individuum kann die eigene soziale Anpassung nur vollbringen, wenn es an Gehorsam und Unterordnung Gefallen findet;“ (Adorno 1976, S.323) und so entsteht ein Charakter, der zwar äußerlich die Regeln seiner Gemeinschaft angenommen hat und nach ihnen lebt, aber letztlich im ödipalen Konflikt mit ihnen verharrt und so nicht in der Lage ist, seine Triebe anzunehmen und zu verarbeiten, sondern sie im Antisemitismus kanalisiert.</text:span></text:p>
      <text:p text:style-name="P5">Nach <text:span text:style-name="T10">Lawrence </text:span>Kohlbergs Modell der moralischen Stufenentwicklung gibt es drei Hauptebenen, auf denen moralisches Urteilen fortgeschritten sein kann: die präkonventionelle, die konventionelle und die postkonventionelle Ebene (Kohlberg <text:span text:style-name="T14">1995</text:span>, S. 126). <text:span text:style-name="T6">Diese Ebenen kann man* sich am besten als Unterschied in der Beziehung „zwischen dem Selbst und den gesellschaftlichen Regeln und Erwartungen begreift. Aus dieser Perspektive hat das präkonventionelle Subjekt (Ebene I) ein Selbst, dem die sozialen Normen und Erwartungen äußerlich bleiben; Ebene II bezieht sich auf die </text:span><text:soft-page-break/><text:span text:style-name="T6">konventionelle Person, deren Selbst mit den Regeln und Erwartungen anderer, speziell der Autoritäten, identifiziert ist bzw. diese internalisiert hat; und Ebene III bezeichnet die postkonventionelle Person, die ihr Selbst von den Regeln und Erwartungen anderer unabhängig gemacht hat und die ihre Werte im Rahmen selbstgewählter Prinzipien definiert.“ (Kohlberg 1995, S. 127).</text:span></text:p>
      <text:p text:style-name="P8"><text:span text:style-name="T6">D</text:span>ie zweite Ebene ist auch der Punkt, wo autoritäre Zwänge ansetzen können und Faschismus seine Wurzel hat. <text:span text:style-name="T12">M</text:span>an* darf nie vergessen, dass der Terror der Shoa nicht nur legal war, sondern sogar durch die allgemeinen gesellschaftlichen Entwicklungen gefordert. Auf der zweiten Ebene Kohlbergs wird moralisches Urteilen durch die Beziehung durch die gesellschaftlichen Regeln definiert. Demzufolge haben all die deutschen Bürger, die damals mitschuldig an den grausigen Verbrechen waren, nur das moralische Urteil auf einer konventionellen Ebene befolgt. Die Menschen, die sich dagegen gestellt haben, nicht mitmachen wollten und teilweise diese pervertierte Moral sabotiert haben, sind hingegen allesamt auf der dritten Kohlbergschen Ebene einzuordnen; sie haben die moralischen Prinzipien abstrahiert, auf denen die gesellschaftlichen Erwartungen in normalen Zeiten beruhen, und ihr Urteilen unabhängig von der verrückt gewordenen Gesellschaft „im selbstgewählter Prinzipien definiert.“ (ebenda). Die wirklich schlimmen Ereignisse der Geschichte entstanden meist durch Gehorsam, nicht durch Ungehorsam. Um ein künftiges Aufkommen des Faschismus zu verhindern, ist es also notwendig, gesellschaftlich auf die dritte Kohlbergsche Ebene des moralischen Urteilens voranzuschreiten und in der Lage zu sein, unabhängig von einer Autorität moralisch handeln zu können.</text:p>
      <text:p text:style-name="P6"><text:span text:style-name="T8">Kohlbergs </text:span>Ebenen hängen auch stark mit der logischen Vernunftentwicklung zusammen. Dass das Subjekt bei der Entwicklung der Ebenen des Denkens voranschreitet, ist eine notwendige Bedingung, dass es die moralischen Ebenen des urteilens begreift; so ist intuitives Denken notwendig für die präkonventionelle Moral, <text:span text:style-name="T7">konkret-operatorisches Denken notwendig für die konventionelle Ebene und formal-operatorisches, abstraktes Denken notwendig für die postkonventionelle Ebene moralischen Urteilens. (vgl. Kohlberg 1995, S. 124).</text:span></text:p>
      <text:p text:style-name="P7">Diese Entwicklung kann allerdings durch autoritäre Zwänge in der Entwicklung massiv beeinträchtigt werden: wenn durch in autoritärem aufwachsen übliche gesellschaftliche Repression die Internalisierung der moralischen Grundsätze nur erreicht werden kann, indem dessen Beziehung zwischen Selbst und gesellschaftlichen Regeln und Autorität, wie dem Über-Ich, also ihrer Verkörperung, irrationale Züge annimmt. Diese Irrationalität, die Einzug in das eigene Denken und moralische Urteilen hält, ermöglicht das moralische Handeln des autoritären Charakters, um auf der zweiten Kohlbergschen Stufe, der konventionellen, moralische Regeln einzuhalten.</text:p>
      <text:p text:style-name="P7">Jedoch ist nach Kohlberg das rationale Denken, speziell das erreichen der dritten Stufe des formal-operatorischen Denkens, notwendig für das erreichen <text:span text:style-name="T8">der dritten Stufe moralischen </text:span><text:soft-page-break/><text:span text:style-name="T8">Urteilens, der Stufe, die für antifaschistisches Handeln notwendig ist. Wenn der Mensch seine Beziehung zu den gesellschaftlichen Regeln, der Moral, die er ausführt und (wenn diese Regeln internalisiert sind) zu seinem Über-Ich allerdings irrationalisieren muss, um autoritäre Zwänge zu verarbeiten, wird er kaum dazu in der Lage sein, moralische Prinzipien mithilfe abstrakt-logischem, formal-operatorischem Denken unabhängig zu betrachten – geschweige denn, die Prinzipien an sich zu internalisieren statt der Zugehörigkeit zur Eigengruppe und dem autoritären Zwang, über die sie bisher legitimiert wurden, um sie schließlich auch vertreten zu können, wenn die Eigengruppe, die gesellschaftliche Totalität und die autoritären Kräfte sie ablehnen.</text:span></text:p>
      <text:p text:style-name="P9"><text:span text:style-name="T9">Was ist also nötig, u</text:span>m also eigenständiges moralisches Urteilen zu fördern, um faschistische Auswüchse zu verhindern und selbstständige emanzipierte Subjekte zu erreichen, die in der Lage sind, unabhängig <text:span text:style-name="T9">von einer Autorität, gesellschaftlichen Konventionen und vielleicht mit genügend Reflektionsanstrengung auch mit Rücksicht auf die gesellschaftliche Totalität, in der die eigenen Vorstellungen gebildet wurden, moralisch zu urteilen und zu handeln?</text:span></text:p>
      <text:p text:style-name="P12">Mit der Erziehung beauftragte Systeme müssen besonderen Wert darauf legen, ohne autoritären Zwang moralisches Denken zu fördern; Moral kann auch eigenständig internalisiert werden, lernen durch nachmachen, durch Identifikation mit einem Vorbild oder auch einer Eigengruppe (die sich optimalerweise nicht durch Abgrenzung zur Fremdgruppe definiert, sondern durch Offenheit) mag ein gutes Beispiel für diesen Vorgang geben.</text:p>
      <text:p text:style-name="P12">Mordecai Nisan beschreibt ein Programm zu Werteerziehung, bei dem Schülerinnen „in einer Sekundarschule für Mädchen als Teil des obligatorischen Curriculums“ (Nisan 1986, S. 206) jede Woche drei Stunden einem hilfsbedürftigen Menschen in der Nachbarschaft helfen müssen. Die Schülerinnen bekommen hier Verantwortung zum moralischen Handeln überwiesen, statt unter Zwang zu arbeiten, niemand kontrolliert, ob sie ihre Pflicht auch erfüllen, außer dass eben tatsächlich etwas davon abhängt, dass sie ihre Aufgabe wahrnehmen. Dies wird durch theoretische Beschäftigung mit dem Thema „Helfen“ untermalt, die auch in den Abschlussprüfungen vorkommt. Die theoretische Beschäftigung „zielt darauf, das Problem des Zwangs zu klsen. Es umfaßt Unterrichtsstunden, in denen Texte zum Thema Nachbarschaftshilfe und Gesellschaft analysiert werden, und es werden die Probleme, denen die Schülerinnen in ihrer Arbeit begegnen, diskutiert. Das theoretische Programmelement geht von der Annahme aus, daß die grundlegende Orientierung des Menschen moralisch ist“ <text:span text:style-name="T13">(Nisan 1986, S. 208)</text:span>. Dadurch wird das moralische Verhalten normalisiert und <text:span text:style-name="T13">durch praktische Ausübung im Bewusstsein der Schülerinnen verankert.</text:span></text:p>
      <text:p text:style-name="P13">Ähnliche Ansätze könnten das Problem des Zwangs genauso lösen, und so eine Möglichkeit der moralischen Erziehung bieten, die selbstbestimmte Subjekte wachsen lässt, statt sich auf gut funktionierende Automaten zu beschränken, die eine Aufgabe auch ohne eigenes Mitdenken lösen können.</text:p>
      <text:p text:style-name="P13"><text:soft-page-break/>Eine Gesellschaft, die den Anspruch des Antifaschismus ernst nimmt, sollte autoritären Zwang in der moralischen Erziehung durch solche Konzepte ersetzen.</text:p>
      <text:p text:style-name="P13"/>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text:p>
      <text:p text:style-name="P16"><text:span text:style-name="T19">Literaturverzeichnis:</text:span></text:p>
      <text:p text:style-name="P16"/>
      <text:p text:style-name="P16">Adorno, Theodor W. (<text:span text:style-name="T14">1976): </text:span><text:span text:style-name="T16">Studien zum autoritären Charakter</text:span><text:span text:style-name="T18">, Frankfurt/Main: Suhrkamp.</text:span></text:p>
      <text:p text:style-name="P17"><text:span text:style-name="T17">Kohlberg, Lawrence (1995): </text:span><text:span text:style-name="T15">Die Psychologie der Moralentwicklung</text:span><text:span text:style-name="T17">, Frankfurt/Main: Suhrkamp.</text:span></text:p>
      <text:p text:style-name="P18"><text:span text:style-name="T17">Nisan, Mordecai (1986): Begrenzte Moralität. Ein Konzept und seine erzieherischen Implikationen, in Oser, Fritz (Hrsg.): </text:span><text:span text:style-name="T15">Transformation und Entwicklung</text:span><text:span text:style-name="T17">, Frankfurt/Main: Suhrkamp. S. 192-2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09:41:11.935317826</meta:creation-date>
    <dc:date>2015-07-22T12:51:18.081650143</dc:date>
    <meta:editing-duration>PT5H20M36S</meta:editing-duration>
    <meta:editing-cycles>7</meta:editing-cycles>
    <meta:generator>LibreOffice/4.1.0.4$Linux_X86_64 LibreOffice_project/410m0$Build-4</meta:generator>
    <meta:document-statistic meta:table-count="0" meta:image-count="0" meta:object-count="0" meta:page-count="5" meta:paragraph-count="24" meta:word-count="1673" meta:character-count="12767" meta:non-whitespace-character-count="11116"/>
  </office:meta>
</office:document-meta>
</file>